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7pt"/>
    </style:style>
    <style:style style:name="co3" style:family="table-column">
      <style:table-column-properties fo:break-before="auto" style:column-width="151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99"/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formula="of:=[.A1]*[.B1]" office:value-type="string" office:string-value="" calcext:value-type="error">
            <text:p>#VALUE!</text:p>
          </table:table-cell>
          <table:table-cell table:number-matrix-columns-spanned="1" table:number-matrix-rows-spanned="4" table:formula="of:=[.A1:.A4]*[.B1:.B4]" office:value-type="string" office:string-value="" calcext:value-type="error">
            <text:p>#VALUE!</text:p>
          </table:table-cell>
          <table:table-cell table:style-name="ce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]*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3]*[.B3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]*[.B4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table:formula="of:=SUM([.C1:.C4])" office:value-type="string" office:string-value="" calcext:value-type="error">
            <text:p>#VALUE!</text:p>
          </table:table-cell>
          <table:table-cell table:formula="of:=SUM([.D1:.D4])" office:value-type="string" office:string-value="" calcext:value-type="error">
            <text:p>#VALUE!</text:p>
          </table:table-cell>
          <table:table-cell/>
        </table:table-row>
        <table:table-row table:style-name="ro2">
          <table:table-cell table:number-columns-repeated="2"/>
          <table:table-cell table:style-name="ce5" table:formula="of:=&quot;↑&quot;&amp;CHAR(10)&amp;FORMULA([.C5])" office:value-type="string" office:string-value="↑&#10;=SUM(C1:C4)" calcext:value-type="string">
            <text:p>↑</text:p>
            <text:p>=SUM(C1:C4)</text:p>
          </table:table-cell>
          <table:table-cell table:style-name="ce5" table:formula="of:=&quot;↑&quot;&amp;CHAR(10)&amp;FORMULA([.D5])" office:value-type="string" office:string-value="↑&#10;=SUM(D1:D4)" calcext:value-type="string">
            <text:p>↑</text:p>
            <text:p>=SUM(D1:D4)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/>
          <table:table-cell table:number-columns-spanned="2" table:number-rows-spanned="1"/>
          <table:covered-table-cell/>
          <table:table-cell table:formula="of:=SUMPRODUCT([.C1:.C4])" office:value-type="string" office:string-value="" calcext:value-type="error">
            <text:p>#VALUE!</text:p>
          </table:table-cell>
          <table:table-cell table:formula="of:=FORMULA([.D10])" office:value-type="string" office:string-value="=SUMPRODUCT(C1:C4)" calcext:value-type="string">
            <text:p>=SUMPRODUCT(C1:C4)</text:p>
          </table:table-cell>
        </table:table-row>
        <table:table-row table:style-name="ro1">
          <table:table-cell table:number-columns-repeated="3"/>
          <table:table-cell table:formula="of:=SUMPRODUCT([.A1:.A4]*[.B1:.B4])" office:value-type="string" office:string-value="" calcext:value-type="error">
            <text:p>#VALUE!</text:p>
          </table:table-cell>
          <table:table-cell table:formula="of:=FORMULA([.D11])" office:value-type="string" office:string-value="=SUMPRODUCT(A1:A4*B1:B4)" calcext:value-type="string">
            <text:p>=SUMPRODUCT(A1:A4*B1:B4)</text:p>
          </table:table-cell>
        </table:table-row>
        <table:table-row table:style-name="ro1">
          <table:table-cell table:number-columns-repeated="3"/>
          <table:table-cell table:formula="of:=SUMPRODUCT([.A1:.A4];[.B1:.B4])" office:value-type="float" office:value="14" calcext:value-type="float">
            <text:p>14</text:p>
          </table:table-cell>
          <table:table-cell table:formula="of:=FORMULA([.D12])" office:value-type="string" office:string-value="=SUMPRODUCT(A1:A4,B1:B4)" calcext:value-type="string">
            <text:p>=SUMPRODUCT(A1:A4,B1:B4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21:02:21.354842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rd Fargeot</meta:initial-creator>
    <meta:creation-date>2012-03-02T21:02:42.27</meta:creation-date>
    <dc:date>2021-03-03T21:03:28.847324233</dc:date>
    <meta:editing-duration>PT3M23S</meta:editing-duration>
    <meta:editing-cycles>2</meta:editing-cycles>
    <meta:generator>LibreOfficeDev/6.2.0.0.alpha0$Linux_X86_64 LibreOffice_project/5bfdbc664072dbf2731365b237b60eba2b3e03fb</meta:generator>
    <meta:document-statistic meta:table-count="1" meta:cell-count="26" meta:object-count="0"/>
  </office:meta>
</office:document-meta>
</file>